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0.5cm"/>
    </style:style>
    <style:style style:name="P1" style:family="paragraph">
      <style:paragraph-properties fo:margin-left="0cm" fo:margin-right="0cm" fo:text-indent="0cm"/>
      <style:text-properties fo:font-size="18pt" fo:language="ru" fo:country="RU" style:font-size-asian="18pt" style:font-size-complex="18pt"/>
    </style:style>
    <style:style style:name="T1" style:family="text">
      <style:text-properties style:language-asian="zh" style:country-asian="HK"/>
    </style:style>
    <style:style style:name="T2" style:family="text">
      <style:text-properties style:language-asian="zh" style:country-asian="MO"/>
    </style:style>
    <style:style style:name="T3" style:family="text">
      <style:text-properties style:language-asian="zh" style:country-asian="SG"/>
    </style:style>
    <style:style style:name="T4" style:family="text">
      <style:text-properties style:language-asian="zh" style:country-asian="TW"/>
    </style:style>
    <style:style style:name="T5" style:family="text">
      <style:text-properties style:language-asian="zh" style:country-asian="CN"/>
    </style:style>
    <style:style style:name="T6" style:family="text">
      <style:text-properties style:language-asian="zxx" style:country-asian="none"/>
    </style:style>
    <style:style style:name="T7" style:family="text">
      <style:text-properties style:language-asian="zxx" style:country-asian="none" style:language-complex="ar" style:country-complex="DZ"/>
    </style:style>
    <style:style style:name="T8" style:family="text">
      <style:text-properties style:language-asian="zxx" style:country-asian="none" style:language-complex="ar" style:country-complex="BH"/>
    </style:style>
    <style:style style:name="T9" style:family="text">
      <style:text-properties style:language-asian="zxx" style:country-asian="none" style:language-complex="ar" style:country-complex="EG"/>
    </style:style>
    <style:style style:name="T10" style:family="text">
      <style:text-properties style:language-asian="zxx" style:country-asian="none" style:language-complex="ar" style:country-complex="YE"/>
    </style:style>
    <style:style style:name="T11" style:family="text">
      <style:text-properties style:language-asian="zxx" style:country-asian="none" style:language-complex="ar" style:country-complex="JO"/>
    </style:style>
    <style:style style:name="T12" style:family="text">
      <style:text-properties style:language-asian="zxx" style:country-asian="none" style:language-complex="ar" style:country-complex="IQ"/>
    </style:style>
    <style:style style:name="T13" style:family="text">
      <style:text-properties style:language-asian="zxx" style:country-asian="none" style:language-complex="ar" style:country-complex="QA"/>
    </style:style>
    <style:style style:name="T14" style:family="text">
      <style:text-properties style:language-asian="zxx" style:country-asian="none" style:language-complex="ar" style:country-complex="KW"/>
    </style:style>
    <style:style style:name="T15" style:family="text">
      <style:text-properties style:language-asian="zxx" style:country-asian="none" style:language-complex="ar" style:country-complex="LB"/>
    </style:style>
    <style:style style:name="T16" style:family="text">
      <style:text-properties style:language-asian="zxx" style:country-asian="none" style:language-complex="ar" style:country-complex="LY"/>
    </style:style>
    <style:style style:name="T17" style:family="text">
      <style:text-properties style:language-asian="zxx" style:country-asian="none" style:language-complex="ar" style:country-complex="MA"/>
    </style:style>
    <style:style style:name="T18" style:family="text">
      <style:text-properties style:language-asian="zxx" style:country-asian="none" style:language-complex="ar" style:country-complex="AE"/>
    </style:style>
    <style:style style:name="T19" style:family="text">
      <style:text-properties style:language-asian="zxx" style:country-asian="none" style:language-complex="ar" style:country-complex="OM"/>
    </style:style>
    <style:style style:name="T20" style:family="text">
      <style:text-properties style:language-asian="zxx" style:country-asian="none" style:language-complex="ar" style:country-complex="SA"/>
    </style:style>
    <style:style style:name="T21" style:family="text">
      <style:text-properties style:language-asian="zxx" style:country-asian="none" style:language-complex="ar" style:country-complex="SY"/>
    </style:style>
    <style:style style:name="T22" style:family="text">
      <style:text-properties style:language-asian="zxx" style:country-asian="none" style:language-complex="ar" style:country-complex="TN"/>
    </style:style>
    <style:style style:name="T23" style:family="text">
      <style:text-properties style:language-asian="zxx" style:country-asian="none" style:language-complex="as" style:country-complex="IN"/>
    </style:style>
    <style:style style:name="T24" style:family="text">
      <style:text-properties style:language-asian="zxx" style:country-asian="none" style:language-complex="bn" style:country-complex="IN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frame draw:style-name="gr1" draw:text-style-name="P1" draw:layer="layout" svg:width="42cm" svg:height="39.411cm" svg:x="-10cm" svg:y="0cm">
          <draw:text-box>
            <text:p text:style-name="P1"><text:s/>28 6 19</text:p>
            <text:p text:style-name="P1">1<text:tab/>[Без проверки]<text:tab/></text:p>
            <text:p text:style-name="P1">2<text:tab/>Азербайджанский (кириллица)<text:tab/></text:p>
            <text:p text:style-name="P1">3<text:tab/>Азербайджанский (латиница)<text:tab/></text:p>
            <text:p text:style-name="P1">4<text:tab/>Албанский<text:tab/></text:p>
            <text:p text:style-name="P1">5<text:tab/>Английский (Австралия)<text:tab/></text:p>
            <text:p text:style-name="P1">6<text:tab/>Английский (Белиз)<text:tab/></text:p>
            <text:p text:style-name="P1">7<text:tab/>Английский (Великобритания)<text:tab/></text:p>
            <text:p text:style-name="P1">8<text:tab/>Английский (Зимбабве)<text:tab/></text:p>
            <text:p text:style-name="P1">9<text:tab/>Английский (Ирландия)<text:tab/></text:p>
            <text:p text:style-name="P1">10<text:tab/>Английский (Канада)<text:tab/></text:p>
            <text:p text:style-name="P1">11<text:tab/>Английский (Карибский бассейн)<text:tab/></text:p>
            <text:p text:style-name="P1">12<text:tab/>Английский (Новая Зеландия)<text:tab/></text:p>
            <text:p text:style-name="P1">13<text:tab/>Английский (США)<text:tab/></text:p>
            <text:p text:style-name="P1">14<text:tab/>Английский (Тринидад)<text:tab/></text:p>
            <text:p text:style-name="P1">15<text:tab/>Английский (Филиппины)<text:tab/></text:p>
            <text:p text:style-name="P1">16<text:tab/>Английский (Южная Африка)<text:tab/></text:p>
            <text:p text:style-name="P1">17<text:tab/>Английский (Ямайка)<text:tab/></text:p>
            <text:p text:style-name="P1">18<text:tab/>Армянский<text:tab/></text:p>
            <text:p text:style-name="P1">19<text:tab/>Африкаанс<text:tab/></text:p>
            <text:p text:style-name="P1">20<text:tab/>Баскский<text:tab/></text:p>
            <text:p text:style-name="P1">21<text:tab/>Белорусский<text:tab/></text:p>
            <text:p text:style-name="P1">22<text:tab/>Болгарский<text:tab/></text:p>
            <text:p text:style-name="P1">23<text:tab/>Голландский (Бельгия)<text:tab/></text:p>
            <text:p text:style-name="P1">24<text:tab/>Голландский (Нидерланды)<text:tab/></text:p>
            <text:p text:style-name="P1">25<text:tab/>Датский<text:tab/></text:p>
            <text:p text:style-name="P1">26<text:tab/>Каталанский<text:tab/></text:p>
            <text:p text:style-name="P1">27<text:tab/>Хорватский<text:tab/></text:p>
            <text:p text:style-name="P1">28<text:tab/>Чешский<text:tab/></text:p>
            <text:p text:style-name="P1">1<text:tab/>[Без проверки]<text:tab/></text:p>
            <text:p text:style-name="P1"><text:span text:style-name="T1">2</text:span><text:span text:style-name="T1"><text:tab/></text:span><text:span text:style-name="T1">Китайский (Гонконг)</text:span><text:span text:style-name="T1"><text:tab/></text:span></text:p>
            <text:p text:style-name="P1"><text:span text:style-name="T2">3</text:span><text:span text:style-name="T2"><text:tab/></text:span><text:span text:style-name="T2">Китайский (Макао)</text:span><text:span text:style-name="T2"><text:tab/></text:span></text:p>
            <text:p text:style-name="P1"><text:span text:style-name="T3">4</text:span><text:span text:style-name="T3"><text:tab/></text:span><text:span text:style-name="T3">Китайский (Сингапур)</text:span><text:span text:style-name="T3"><text:tab/></text:span></text:p>
            <text:p text:style-name="P1"><text:span text:style-name="T4">5</text:span><text:span text:style-name="T4"><text:tab/></text:span><text:span text:style-name="T4">Китайский традиционный</text:span><text:span text:style-name="T4"><text:tab/></text:span></text:p>
            <text:p text:style-name="P1"><text:span text:style-name="T5">6</text:span><text:span text:style-name="T5"><text:tab/></text:span><text:span text:style-name="T5">Китайский упрощенный</text:span><text:span text:style-name="T5"><text:tab/></text:span></text:p>
            <text:p text:style-name="P1"><text:span text:style-name="T6">1</text:span><text:span text:style-name="T6"><text:tab/></text:span><text:span text:style-name="T6">[Без проверки]</text:span><text:span text:style-name="T6"><text:tab/></text:span></text:p>
            <text:p text:style-name="P1"><text:span text:style-name="T7">2</text:span><text:span text:style-name="T7"><text:tab/></text:span><text:span text:style-name="T7">Арабский (Алжир)</text:span><text:span text:style-name="T7"><text:tab/></text:span></text:p>
            <text:p text:style-name="P1"><text:span text:style-name="T8">3</text:span><text:span text:style-name="T8"><text:tab/></text:span><text:span text:style-name="T8">Арабский (Бахрейн)</text:span><text:span text:style-name="T8"><text:tab/></text:span></text:p>
            <text:p text:style-name="P1"><text:span text:style-name="T9">4</text:span><text:span text:style-name="T9"><text:tab/></text:span><text:span text:style-name="T9">Арабский (Египет)</text:span><text:span text:style-name="T9"><text:tab/></text:span></text:p>
            <text:p text:style-name="P1"><text:span text:style-name="T10">5</text:span><text:span text:style-name="T10"><text:tab/></text:span><text:span text:style-name="T10">Арабский (Йемен)</text:span><text:span text:style-name="T10"><text:tab/></text:span></text:p>
            <text:p text:style-name="P1"><text:span text:style-name="T11">6</text:span><text:span text:style-name="T11"><text:tab/></text:span><text:span text:style-name="T11">Арабский (Иордания)</text:span><text:span text:style-name="T11"><text:tab/></text:span></text:p>
            <text:p text:style-name="P1"><text:span text:style-name="T12">7</text:span><text:span text:style-name="T12"><text:tab/></text:span><text:span text:style-name="T12">Арабский (Ирак)</text:span><text:span text:style-name="T12"><text:tab/></text:span></text:p>
            <text:p text:style-name="P1"><text:span text:style-name="T13">8</text:span><text:span text:style-name="T13"><text:tab/></text:span><text:span text:style-name="T13">Арабский (Катар)</text:span><text:span text:style-name="T13"><text:tab/></text:span></text:p>
            <text:p text:style-name="P1"><text:span text:style-name="T14">9</text:span><text:span text:style-name="T14"><text:tab/></text:span><text:span text:style-name="T14">Арабский (Кувейт)</text:span><text:span text:style-name="T14"><text:tab/></text:span></text:p>
            <text:p text:style-name="P1"><text:span text:style-name="T15">10</text:span><text:span text:style-name="T15"><text:tab/></text:span><text:span text:style-name="T15">Арабский (Ливан)</text:span><text:span text:style-name="T15"><text:tab/></text:span></text:p>
            <text:p text:style-name="P1"><text:span text:style-name="T16">11</text:span><text:span text:style-name="T16"><text:tab/></text:span><text:span text:style-name="T16">Арабский (Ливия)</text:span><text:span text:style-name="T16"><text:tab/></text:span></text:p>
            <text:p text:style-name="P1"><text:span text:style-name="T17">12</text:span><text:span text:style-name="T17"><text:tab/></text:span><text:span text:style-name="T17">Арабский (Марокко)</text:span><text:span text:style-name="T17"><text:tab/></text:span></text:p>
            <text:p text:style-name="P1"><text:span text:style-name="T18">13</text:span><text:span text:style-name="T18"><text:tab/></text:span><text:span text:style-name="T18">Арабский (ОАЭ)</text:span><text:span text:style-name="T18"><text:tab/></text:span></text:p>
            <text:p text:style-name="P1"><text:span text:style-name="T19">14</text:span><text:span text:style-name="T19"><text:tab/></text:span><text:span text:style-name="T19">Арабский (Оман)</text:span><text:span text:style-name="T19"><text:tab/></text:span></text:p>
            <text:p text:style-name="P1"><text:span text:style-name="T20">15</text:span><text:span text:style-name="T20"><text:tab/></text:span><text:span text:style-name="T20">Арабский (Саудовская Аравия)</text:span><text:span text:style-name="T20"><text:tab/></text:span></text:p>
            <text:p text:style-name="P1"><text:span text:style-name="T21">16</text:span><text:span text:style-name="T21"><text:tab/></text:span><text:span text:style-name="T21">Арабский (Сирия)</text:span><text:span text:style-name="T21"><text:tab/></text:span></text:p>
            <text:p text:style-name="P1"><text:span text:style-name="T22">17</text:span><text:span text:style-name="T22"><text:tab/></text:span><text:span text:style-name="T22">Арабский (Тунис)</text:span><text:span text:style-name="T22"><text:tab/></text:span></text:p>
            <text:p text:style-name="P1"><text:span text:style-name="T23">18</text:span><text:span text:style-name="T23"><text:tab/></text:span><text:span text:style-name="T23">Ассамский</text:span><text:span text:style-name="T23"><text:tab/></text:span></text:p>
            <text:p text:style-name="P1"><text:span text:style-name="T24">19</text:span><text:span text:style-name="T24"><text:tab/></text:span><text:span text:style-name="T24">Бенгальский</text:span><text:span text:style-name="T24"><text:tab/></text:span></text:p>
            <text:p text:style-name="P1"><text:span text:style-name="T2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creation-date>2006-01-20T13:45:11</meta:creation-date>
    <dc:date>2008-01-02T16:49:39</dc:date>
    <meta:editing-cycles>2</meta:editing-cycles>
    <meta:editing-duration>PT1M46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